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3">
      <style:text-properties officeooo:rsid="00006e45" officeooo:paragraph-rsid="00006e45"/>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Sujet 2</text:h>
      <text:h text:style-name="Heading_20_3" text:outline-level="3">Contexte et Explication</text:h>
      <text:p text:style-name="Text_20_body">La 5G n'est pas seulement une mise à jour de la 4G, elle marque une évolution significative pour l'industrie des réseaux en permettant des débits bien plus élevés, une latence réduite et une densité de connexion accrue. Les réseaux privés 5G permettent aux entreprises de déployer leur propre réseau cellulaire indépendant des infrastructures publiques. Ce type de réseau est particulièrement prisé dans des environnements comme les usines, les hôpitaux, les campus universitaires, ou même les grandes entreprises qui nécessitent une connectivité sécurisée et de faible latence.</text:p>
      <text:h text:style-name="Heading_20_3" text:outline-level="3">Avantages et Usages en Entreprise</text:h>
      <text:list text:style-name="L1">
        <text:list-item>
          <text:p text:style-name="P2"><text:span text:style-name="Strong_20_Emphasis">Latence ultra-faible</text:span> : Les réseaux privés 5G offrent une latence de l’ordre de quelques millisecondes, ce qui est crucial pour les applications critiques en temps réel comme la maintenance prédictive ou les robots automatisés.</text:p>
        </text:list-item>
        <text:list-item>
          <text:p text:style-name="P2"><text:span text:style-name="Strong_20_Emphasis">Sécurité accrue</text:span> : Les réseaux privés permettent de garder les données au sein de l’entreprise sans passer par des réseaux publics, ce qui diminue les risques d’intrusion.</text:p>
        </text:list-item>
        <text:list-item>
          <text:p text:style-name="P2"><text:span text:style-name="Strong_20_Emphasis">Déploiement d’IoT</text:span> : Les entreprises industrielles utilisent la 5G pour connecter des milliers de capteurs, permettant ainsi de surveiller et de contrôler des processus industriels avec précision.</text:p>
        </text:list-item>
        <text:list-item>
          <text:p text:style-name="P2"><text:span text:style-name="Strong_20_Emphasis">Bande passante et débit améliorés</text:span> : Pour des applications lourdes en données comme la réalité augmentée, la 5G est plus adaptée que les réseaux Wi-Fi classiques.</text:p>
        </text:list-item>
      </text:list>
      <text:h text:style-name="Heading_20_3" text:outline-level="3">Exemples d’Applications Concrètes</text:h>
      <text:list text:style-name="L2">
        <text:list-item>
          <text:p text:style-name="P3"><text:span text:style-name="Strong_20_Emphasis">Usines intelligentes</text:span> : Des entreprises comme Siemens utilisent des réseaux privés 5G pour connecter des machines en temps réel, permettant ainsi d’optimiser la production et la maintenance.</text:p>
        </text:list-item>
        <text:list-item>
          <text:p text:style-name="P3"><text:span text:style-name="Strong_20_Emphasis">Hôpitaux connectés</text:span> : Des établissements de santé adoptent la 5G pour permettre la télémédecine, les consultations à distance, et le partage d’images médicales de haute résolution en temps réel.</text:p>
        </text:list-item>
        <text:list-item>
          <text:p text:style-name="P3"><text:span text:style-name="Strong_20_Emphasis">Ports et aéroports</text:span> : Des lieux comme les ports automatisés bénéficient des réseaux 5G privés pour gérer le transport autonome de conteneurs, augmentant ainsi l’efficacité logistique.</text:p>
        </text:list-item>
      </text:list>
      <text:h text:style-name="Heading_20_3" text:outline-level="3">Défis et Limites Actuelles</text:h>
      <text:list text:style-name="L3">
        <text:list-item>
          <text:p text:style-name="P4"><text:span text:style-name="Strong_20_Emphasis">Coût de déploiement</text:span> : La mise en place d’un réseau 5G privé nécessite des investissements initiaux importants.</text:p>
        </text:list-item>
        <text:list-item>
          <text:p text:style-name="P4"><text:span text:style-name="Strong_20_Emphasis">Interopérabilité</text:span> : Intégrer un réseau privé 5G avec des systèmes Wi-Fi et filaires existants peut être un défi technique.</text:p>
        </text:list-item>
        <text:list-item>
          <text:p text:style-name="P4"><text:span text:style-name="Strong_20_Emphasis">Fréquences et régulation</text:span> : Certaines entreprises peuvent être limitées par les fréquences disponibles, qui varient selon les pays.</text:p>
        </text:list-item>
      </text:list>
      <text:h text:style-name="Heading_20_3" text:outline-level="3"><text:soft-page-break/>Perspectives et Tendances</text:h>
      <text:p text:style-name="Text_20_body">Les analystes estiment que les réseaux privés 5G connaîtront une croissance rapide dans les années à venir, en raison de la demande croissante pour des réseaux sécurisés et personnalisables. Les entreprises de réseaux et les géants de la technologie, comme Ericsson, Nokia, et Cisco, investissent lourdement dans cette technologie. Cette innovation pourrait transformer la manière dont les techniciens en réseaux, comme ceux en SIO option SISR, travaillent et interagissent avec les infrastructures réseau.</text:p>
      <text:h text:style-name="Heading_20_3" text:outline-level="3">Conclusion</text:h>
      <text:p text:style-name="Text_20_body">Les réseaux privés 5G représentent une opportunité significative pour le secteur des réseaux et de la maintenance informatique. Ce type de réseau constitue une compétence précieuse à maîtriser pour les futurs techniciens SISR, car ils devront être capables de gérer ces nouvelles infrastructures qui combinent sécurité, flexibilité, et performance.</text:p>
      <text:p text:style-name="Text_20_body">Est-ce que tu veux approfondir certains points ou explorer d'autres technologies similaires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06T08:58:20.932000000</meta:creation-date>
    <dc:date>2024-11-06T08:58:37.124000000</dc:date>
    <meta:editing-duration>PT16S</meta:editing-duration>
    <meta:editing-cycles>1</meta:editing-cycles>
    <meta:document-statistic meta:table-count="0" meta:image-count="0" meta:object-count="0" meta:page-count="2" meta:paragraph-count="21" meta:word-count="502" meta:character-count="3379" meta:non-whitespace-character-count="2908"/>
    <meta:generator>LibreOffice/24.8.2.1$Windows_X86_64 LibreOffice_project/0f794b6e29741098670a3b95d60478a65d05ef13</meta:generator>
  </office:meta>
</office:document-meta>
</file>